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wMapperTests.verifyPerson( Concrete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owMapperTests.verifyPersonViaBeanWrapper( Object per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wMapperTests.verifyPerson( Email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owMapperTests.verifyPerson( Space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owMapperTests.verifyPerson( Date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.Mock( Mock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ock.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wMapperTests.verifyPerson( Constructor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owMapperTests.verifyPerson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